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font-size="32pt" fo:text-shadow="1pt 1pt" fo:font-weight="bold" style:font-size-asian="32pt" style:font-weight-asian="bold" style:font-size-complex="32pt" style:font-weight-complex="bold"/>
    </style:style>
    <style:style style:name="T7" style:family="text">
      <style:text-properties style:font-name="Candara" fo:font-size="22pt" fo:text-shadow="1pt 1pt" fo:font-weight="bold" style:font-size-asian="22pt" style:font-weight-asian="bold" style:font-size-complex="22pt" style:font-weight-complex="bold"/>
    </style:style>
    <style:style style:name="T8" style:family="text">
      <style:text-properties style:font-name="Candara" fo:font-size="18pt" fo:text-shadow="1pt 1pt" fo:font-weight="bold" style:font-size-asian="18pt" style:font-weight-asian="bold" style:font-size-complex="18pt" style:font-weight-complex="bold"/>
    </style:style>
    <style:style style:name="T9" style:family="text">
      <style:text-properties fo:color="#999999" style:font-name="Candara" fo:font-size="32pt" fo:text-shadow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PHP Moderno</text:span></text:p>
            <text:p><text:span text:style-name="T2">Servidor embutido do PHP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Os parâmetros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$ php -S localhost:8080</text:span></text:p>
            <text:p text:style-name="P8"><text:span text:style-name="T6"/></text:p>
            <text:p text:style-name="P2"><text:span text:style-name="T7">Parâmetro opcional:</text:span></text:p>
            <text:p text:style-name="P2"><text:span text:style-name="T8">-t dir: dir é o diretório (document root)</text:span></text:p>
            <text:p text:style-name="P8"><text:span text:style-name="T6"/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Roteamento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9">$ php -S localhost:8080</text:span><text:span text:style-name="T6"> router.php</text:span></text:p>
            <text:p text:style-name="P8"><text:span text:style-name="T6"/></text:p>
            <text:p text:style-name="P2"><text:span text:style-name="T7">Um tipo de .htaccess</text:span></text:p>
            <text:p text:style-name="P2"><text:span text:style-name="T7"/></text:p>
            <text:p text:style-name="P2"><text:span text:style-name="T7">Exemplos: </text:span><text:span text:style-name="T7"><text:a xlink:href="http://php.net/manual/pt_BR/features.commandline.webserver.php" xlink:type="simple">http://php.net/manual/pt_BR/features.commandline.webserver.php</text:a></text:span></text:p>
            <text:p text:style-name="P2"><text:span text:style-name="T7"/></text:p>
            <text:p text:style-name="P8"><text:span text:style-name="T6"/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Mais informações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7"><text:a xlink:href="http://php.net/manual/pt_BR/features.commandline.webserver.php" xlink:type="simple">http://php.net/manual/pt_BR/features.commandline.webserver.php</text:a></text:span></text:p>
            <text:p text:style-name="P2"><text:span text:style-name="T7"/></text:p>
            <text:p text:style-name="P8"><text:span text:style-name="T6"/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Livro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Capítulo 2 – Recursos – Pag. 57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2H47M2S</meta:editing-duration>
    <meta:editing-cycles>15</meta:editing-cycles>
    <dc:date>2015-08-26T18:03:53.463354396</dc:date>
    <meta:generator>LibreOffice/4.4.2.2$Linux_X86_64 LibreOffice_project/40m0$Build-2</meta:generator>
    <meta:document-statistic meta:object-count="50"/>
  </office:meta>
</office:document-meta>
</file>